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 style:writing-mode="lr-tb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 style:writing-mode="lr-tb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 style:writing-mode="lr-tb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 style:writing-mode="lr-tb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 style:writing-mode="lr-tb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1pt" style:font-size-asian="11pt" style:font-size-complex="11pt"/>
    </style:style>
    <style:style style:name="P5" style:family="paragraph" style:parent-style-name="Standard" style:list-style-name="WWNum1">
      <style:paragraph-properties fo:margin-left="0cm" fo:margin-right="0cm" fo:text-indent="0cm" style:auto-text-indent="false"/>
    </style:style>
    <style:style style:name="P6" style:family="paragraph" style:parent-style-name="Standard" style:list-style-name="WWNum2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padding="0cm" fo:border-left="none" fo:border-right="none" fo:border-top="none" fo:border-bottom="0.053cm solid #000001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9" style:family="paragraph" style:parent-style-name="Standard" style:list-style-name="WWNum3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0" style:family="paragraph" style:parent-style-name="Standard" style:list-style-name="WWNum4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1" style:family="paragraph" style:parent-style-name="Standard" style:list-style-name="WWNum5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2" style:family="paragraph" style:parent-style-name="Standard" style:list-style-name="WWNum6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3" style:family="paragraph" style:parent-style-name="Standard" style:list-style-name="WWNum7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4" style:family="paragraph" style:parent-style-name="Standard" style:list-style-name="WWNum8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5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style:text-position="0% 100%" fo:font-size="11pt" fo:language="en" fo:country="PH" style:font-size-asian="11pt" style:font-size-complex="11pt"/>
    </style:style>
    <style:style style:name="T7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T8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9" style:family="text">
      <style:text-properties fo:font-variant="normal" fo:text-transform="none" fo:color="#000000" style:text-position="0% 100%" style:font-name="Consolas" fo:font-size="12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2" style:family="text">
      <style:text-properties fo:font-variant="normal" fo:text-transform="none" fo:color="#222222" fo:letter-spacing="normal"/>
    </style:style>
    <style:style style:name="T13" style:family="text">
      <style:text-properties fo:font-variant="normal" fo:text-transform="none" fo:color="#222222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14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15" style:family="text">
      <style:text-properties fo:font-variant="normal" fo:text-transform="none" fo:color="#ff0000" style:font-name="Consolas" fo:font-size="12pt" fo:letter-spacing="normal" fo:font-style="normal" fo:font-weight="normal"/>
    </style:style>
    <style:style style:name="T16" style:family="text">
      <style:text-properties fo:font-variant="normal" fo:text-transform="none" style:font-name="Consolas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3797966533576335665" text:style-name="WWNum1">
        <text:list-item>
          <text:p text:style-name="P5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P3"><text:span text:style-name="T4">&lt;h1 style=”background-color:red”&gt;Hello&lt;/h1&gt;</text:span></text:p>
            <text:p text:style-name="P3"><text:span text:style-name="T7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P3"><text:span text:style-name="T4">&lt;small style=”background:blue;height:20px”&gt;Hi&lt;/h1&gt;</text:span></text:p>
            <text:p text:style-name="P3"><text:span text:style-name="T7">The 20px height did not reflect on the element</text:span></text:p>
          </table:table-cell>
        </table:table-row>
      </table:table>
      <text:p text:style-name="P8"/>
      <text:p text:style-name="P7"><text:span text:style-name="T2">Tip: You can use the background or border properties to outline elements. For padding and margins, use your browser’s developer tool. </text:span></text:p>
      <text:p text:style-name="P8"/>
      <text:p text:style-name="P8"/>
      <text:p text:style-name="P1"/>
      <text:list xml:id="list9047318131746450516" text:style-name="WWNum2">
        <text:list-item>
          <text:p text:style-name="P6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1271040043276896929" text:style-name="WWNum3">
              <text:list-item>
                <text:p text:style-name="P9"><text:span text:style-name="T2">strong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trong&gt;Hello world&lt;/strong&gt; How are you?</text:span></text:p>
          </table:table-cell>
        </table:table-row>
        <table:table-row table:style-name="Table3.1">
          <table:table-cell table:style-name="Table3.A2" office:value-type="string">
            <text:list xml:id="list33485461" text:continue-numbering="true" text:style-name="WWNum3">
              <text:list-item>
                <text:p text:style-name="P9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input type="password" name=""&gt;</text:span></text:p>
          </table:table-cell>
        </table:table-row>
        <table:table-row table:style-name="Table3.1">
          <table:table-cell table:style-name="Table3.A2" office:value-type="string">
            <text:list xml:id="list33505869" text:continue-numbering="true" text:style-name="WWNum3">
              <text:list-item>
                <text:p text:style-name="P9"><text:span text:style-name="T2">h1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3"><text:span text:style-name="T4">&lt;h1&gt;I am a header 1&lt;/h1&gt;</text:span></text:p>
          </table:table-cell>
        </table:table-row>
        <table:table-row table:style-name="Table3.1">
          <table:table-cell table:style-name="Table3.A2" office:value-type="string">
            <text:list xml:id="list33515412" text:continue-numbering="true" text:style-name="WWNum3">
              <text:list-item>
                <text:p text:style-name="P9"><text:span text:style-name="T2">s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&gt;Hello world&lt;/s&gt; How are you?</text:span></text:p>
          </table:table-cell>
        </table:table-row>
        <table:table-row table:style-name="Table3.1">
          <table:table-cell table:style-name="Table3.A2" office:value-type="string">
            <text:list xml:id="list33489388" text:continue-numbering="true" text:style-name="WWNum3">
              <text:list-item>
                <text:p text:style-name="P9"><text:span text:style-name="T2">form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form&gt;User Name:&lt;input type=”text” name=”username”&gt;&lt;/form</text:p>
          </table:table-cell>
        </table:table-row>
        <table:table-row table:style-name="Table3.1">
          <table:table-cell table:style-name="Table3.A2" office:value-type="string">
            <text:list xml:id="list33488393" text:continue-numbering="true" text:style-name="WWNum3">
              <text:list-item>
                <text:p text:style-name="P9"><text:span text:style-name="T2">blockquote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3"><text:span text:style-name="T4">&lt;blockquote cite = </text:span><text:span text:style-name="T8">"http://www.worldwildlife.org/who/index.html”</text:span><text:span text:style-name="T4">&gt; </text:span><text:span text:style-name="T9">For 50 years, WWF has been protecting the future of nature. The world's leading conservation organization</text:span><text:span text:style-name="T4"> &lt;/blockquote&gt;</text:span></text:p>
          </table:table-cell>
        </table:table-row>
        <table:table-row table:style-name="Table3.1">
          <table:table-cell table:style-name="Table3.A2" office:value-type="string">
            <text:list xml:id="list33499962" text:continue-numbering="true" text:style-name="WWNum3">
              <text:list-item>
                <text:p text:style-name="P9"><text:span text:style-name="T2">abbr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4">&lt;abbr title=”Structured QueryLanguage”&gt; SQL&lt;/abbr&gt;<text:span text:style-name="T11">is a </text:span><text:a xlink:type="simple" xlink:href="https://en.wikipedia.org/wiki/Domain-specific_language" text:style-name="Internet_20_link" text:visited-style-name="Visited_20_Internet_20_Link"><text:span text:style-name="T14">domain-specific language</text:span></text:a><text:span text:style-name="T13"> </text:span><text:span text:style-name="T11">used in </text:span><text:soft-page-break/><text:span text:style-name="T11">programming and designed for managing data held in a </text:span><text:a xlink:type="simple" xlink:href="https://en.wikipedia.org/wiki/Relational_database_management_system" text:style-name="Internet_20_link" text:visited-style-name="Visited_20_Internet_20_Link"><text:span text:style-name="T14">relational database management system</text:span></text:a><text:span text:style-name="T13"> </text:span><text:span text:style-name="T11">(RDBMS), or for stream processing in a </text:span><text:a xlink:type="simple" xlink:href="https://en.wikipedia.org/wiki/Relational_data_stream_management_system" text:style-name="Internet_20_link" text:visited-style-name="Visited_20_Internet_20_Link"><text:span text:style-name="T14">relational data stream management system</text:span></text:a><text:span text:style-name="T12"> </text:span><text:span text:style-name="T11">(RDSMS).</text:span> </text:p>
          </table:table-cell>
        </table:table-row>
        <table:table-row table:style-name="Table3.1">
          <table:table-cell table:style-name="Table3.A2" office:value-type="string">
            <text:list xml:id="list33486410" text:continue-numbering="true" text:style-name="WWNum3">
              <text:list-item>
                <text:p text:style-name="P9"><text:span text:style-name="T2">h4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h4&gt;HELLO TUITT&lt;/h4&gt;</text:p>
          </table:table-cell>
        </table:table-row>
        <table:table-row table:style-name="Table3.1">
          <table:table-cell table:style-name="Table3.A2" office:value-type="string">
            <text:list xml:id="list33503134" text:continue-numbering="true" text:style-name="WWNum3">
              <text:list-item>
                <text:p text:style-name="P9"><text:span text:style-name="T2">nav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nav&gt;&lt;a href="<text:a xlink:type="simple" xlink:href="https://www.facebook.com/" text:style-name="Internet_20_link" text:visited-style-name="Visited_20_Internet_20_Link">https://www.facebook.com</text:a>"&gt;&lt;/a&gt; &lt;/nav&gt;</text:p>
          </table:table-cell>
        </table:table-row>
      </table:table>
      <text:p text:style-name="P1"/>
      <text:list xml:id="list33488069" text:continue-list="list9047318131746450516" text:style-name="WWNum2">
        <text:list-item>
          <text:p text:style-name="P6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7048294808742214405" text:style-name="WWNum4">
              <text:list-item>
                <text:p text:style-name="P10"><text:span text:style-name="T2">h2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3"><text:span text:style-name="T4">&lt;h2 style="width: 50px;"&gt;I am a header 2&lt;/h2&gt;</text:span></text:p>
          </table:table-cell>
        </table:table-row>
        <table:table-row table:style-name="Table4.1">
          <table:table-cell table:style-name="Table4.A1" office:value-type="string">
            <text:list xml:id="list33488857" text:continue-numbering="true" text:style-name="WWNum4">
              <text:list-item>
                <text:p text:style-name="P10"><text:span text:style-name="T2">em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3"><text:span text:style-name="T4">&lt;em style="width: 50px;"&gt;Hello world&lt;/em&gt; How are you?</text:span></text:p>
          </table:table-cell>
        </table:table-row>
        <table:table-row table:style-name="Table4.1">
          <table:table-cell table:style-name="Table4.A1" office:value-type="string">
            <text:list xml:id="list33486133" text:continue-numbering="true" text:style-name="WWNum4">
              <text:list-item>
                <text:p text:style-name="P10"><text:span text:style-name="T2">ins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p&gt;I love &lt;ins&gt;programming&lt;/ins&gt;&lt;/p&gt;</text:p>
          </table:table-cell>
        </table:table-row>
        <table:table-row table:style-name="Table4.1">
          <table:table-cell table:style-name="Table4.A1" office:value-type="string">
            <text:list xml:id="list33486535" text:continue-numbering="true" text:style-name="WWNum4">
              <text:list-item>
                <text:p text:style-name="P10"><text:span text:style-name="T2">sup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p&gt;The element for oxygen is H&lt;sup&gt;2&lt;/sup&gt;O.&lt;/p&gt;</text:p>
          </table:table-cell>
        </table:table-row>
        <table:table-row table:style-name="Table4.1">
          <table:table-cell table:style-name="Table4.A1" office:value-type="string">
            <text:list xml:id="list33486031" text:continue-numbering="true" text:style-name="WWNum4">
              <text:list-item>
                <text:p text:style-name="P10"><text:span text:style-name="T2">li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li style="width: 50px,display:block;"&gt;Home&lt;/li&gt;</text:p>
            <text:p text:style-name="P4">&lt;li style="width: 50px,display:block;""&gt;Gallery&lt;/li&gt;&lt;li style="width: 50px,display:block;""&gt;About us&lt;/li&gt;</text:p>
          </table:table-cell>
        </table:table-row>
        <table:table-row table:style-name="Table4.1">
          <table:table-cell table:style-name="Table4.A1" office:value-type="string">
            <text:list xml:id="list33504114" text:continue-numbering="true" text:style-name="WWNum4">
              <text:list-item>
                <text:p text:style-name="P10"><text:span text:style-name="T2">dl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h3 style="display:block;"&gt; This text is display blocked&lt;/h3&gt;</text:p>
          </table:table-cell>
        </table:table-row>
        <table:table-row table:style-name="Table4.1">
          <table:table-cell table:style-name="Table4.A1" office:value-type="string">
            <text:list xml:id="list33491602" text:continue-numbering="true" text:style-name="WWNum4">
              <text:list-item>
                <text:p text:style-name="P10"><text:span text:style-name="T2">input (email)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form action="submit"&gt;</text:p>
            <text:p text:style-name="P4">Enter Email: &lt;input type="text" name="email"&gt;</text:p>
            <text:p text:style-name="P4"><text:s text:c="2"/>&lt;input type="submit" value="Submit"&gt;&lt;/form&gt;</text:p>
          </table:table-cell>
        </table:table-row>
        <table:table-row table:style-name="Table4.1">
          <table:table-cell table:style-name="Table4.A1" office:value-type="string">
            <text:list xml:id="list33506438" text:continue-numbering="true" text:style-name="WWNum4">
              <text:list-item>
                <text:p text:style-name="P10"><text:span text:style-name="T2">select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select style="width: 90px;"&gt;&lt;option value="thighpart"&gt;ThighPart&lt;/option&gt;&lt;option value="drumstick"&gt;Drumstrick&lt;/option&gt;&lt;option value="breastpart"&gt;BreastPart&lt;/option&gt;&lt;/select&gt;</text:p>
          </table:table-cell>
        </table:table-row>
        <table:table-row table:style-name="Table4.1">
          <table:table-cell table:style-name="Table4.A1" office:value-type="string">
            <text:list xml:id="list33501023" text:continue-numbering="true" text:style-name="WWNum4">
              <text:list-item>
                <text:p text:style-name="P10"><text:span text:style-name="T2">footer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footer style="width:2000px"&gt;&lt;h1&gt;This is the footer&lt;/h1&gt;&lt;/footer&gt;</text:p>
          </table:table-cell>
        </table:table-row>
      </table:table>
      <text:p text:style-name="P1"/>
      <text:p text:style-name="P1"/>
      <text:p text:style-name="P1"/>
      <text:p text:style-name="P15"/>
      <text:list xml:id="list33503400" text:continue-list="list33488069" text:style-name="WWNum2">
        <text:list-item>
          <text:p text:style-name="P6"><text:span text:style-name="T2">Adjusting its height</text:span></text:p>
        </text:list-item>
      </text:list>
      <text:p text:style-name="P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6473072007795026440" text:style-name="WWNum5">
              <text:list-item>
                <text:p text:style-name="P11"><text:span text:style-name="T2">header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header style="display:inline;height:200px"&gt;&lt;h1&gt;This is the Header&lt;/h1&gt;&lt;/header&gt;</text:p>
          </table:table-cell>
        </table:table-row>
        <table:table-row table:style-name="Table5.1">
          <table:table-cell table:style-name="Table5.A1" office:value-type="string">
            <text:list xml:id="list33506180" text:continue-numbering="true" text:style-name="WWNum5">
              <text:list-item>
                <text:p text:style-name="P11"><text:span text:style-name="T2">spa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pan style="display:inline"&gt;This text uses span&lt;/span&gt;</text:p>
          </table:table-cell>
        </table:table-row>
        <table:table-row table:style-name="Table5.1">
          <table:table-cell table:style-name="Table5.A1" office:value-type="string">
            <text:list xml:id="list33514045" text:continue-numbering="true" text:style-name="WWNum5">
              <text:list-item>
                <text:p text:style-name="P11"><text:span text:style-name="T2">a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<text:span text:style-name="T8">&lt;a style="width: 50;display:block;float:right" href="http://lorempixel.com/"&gt;Visit us LoremPixel&lt;/a&gt;</text:span> </text:p>
          </table:table-cell>
        </table:table-row>
        <table:table-row table:style-name="Table5.1">
          <table:table-cell table:style-name="Table5.A1" office:value-type="string">
            <text:list xml:id="list33484249" text:continue-numbering="true" text:style-name="WWNum5">
              <text:list-item>
                <text:p text:style-name="P11"><text:span text:style-name="T2">button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form action="submit"&gt;</text:p>
            <text:p text:style-name="P4"><text:s text:c="2"/><text:tab/><text:tab/>Enter Email: &lt;input type="text" name="email"&gt;</text:p>
            <text:p text:style-name="P4"><text:s text:c="2"/><text:tab/><text:tab/>&lt;input type="submit" value="Submit"&gt;</text:p>
            <text:p text:style-name="P4"><text:tab/><text:tab/>&lt;/form&gt;</text:p>
          </table:table-cell>
        </table:table-row>
        <table:table-row table:style-name="Table5.1">
          <table:table-cell table:style-name="Table5.A1" office:value-type="string">
            <text:list xml:id="list33514144" text:continue-numbering="true" text:style-name="WWNum5">
              <text:list-item>
                <text:p text:style-name="P11"><text:span text:style-name="T2">img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img src="https://orig00.deviantart.net/70a1/f/2016/117/5/2/controlled_burn__take_2__by_tamberella-da0h5ls.jpg"&gt;</text:p>
          </table:table-cell>
        </table:table-row>
        <table:table-row table:style-name="Table5.1">
          <table:table-cell table:style-name="Table5.A1" office:value-type="string">
            <text:list xml:id="list33493164" text:continue-numbering="true" text:style-name="WWNum5">
              <text:list-item>
                <text:p text:style-name="P11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33499101" text:continue-numbering="true" text:style-name="WWNum5">
              <text:list-item>
                <text:p text:style-name="P11"><text:span text:style-name="T2">sub</text:span>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33516288" text:continue-numbering="true" text:style-name="WWNum5">
              <text:list-item>
                <text:p text:style-name="P11"><text:span text:style-name="T2">fieldset</text:span>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</table:table>
      <text:p text:style-name="P1"/>
      <text:p text:style-name="P1"/>
      <text:list xml:id="list33489253" text:continue-list="list33503400" text:style-name="WWNum2">
        <text:list-item>
          <text:p text:style-name="P6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8575582823029511879" text:style-name="WWNum6">
              <text:list-item>
                <text:p text:style-name="P12"><text:span text:style-name="T2">h5</text:span>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3485049" text:continue-numbering="true" text:style-name="WWNum6">
              <text:list-item>
                <text:p text:style-name="P12"><text:span text:style-name="T2">q</text:span>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3510243" text:continue-numbering="true" text:style-name="WWNum6">
              <text:list-item>
                <text:p text:style-name="P12"><text:span text:style-name="T2">del</text:span>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3487974" text:continue-numbering="true" text:style-name="WWNum6">
              <text:list-item>
                <text:p text:style-name="P12"><text:span text:style-name="T2">aside</text:span>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3498507" text:continue-numbering="true" text:style-name="WWNum6">
              <text:list-item>
                <text:p text:style-name="P12"><text:span text:style-name="T2">figure</text:span>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3504961" text:continue-numbering="true" text:style-name="WWNum6">
              <text:list-item>
                <text:p text:style-name="P12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3485218" text:continue-numbering="true" text:style-name="WWNum6">
              <text:list-item>
                <text:p text:style-name="P12"><text:span text:style-name="T2">h3</text:span>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3515559" text:continue-numbering="true" text:style-name="WWNum6">
              <text:list-item>
                <text:p text:style-name="P12"><text:span text:style-name="T2">small</text:span>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</table:table>
      <text:p text:style-name="P1"/>
      <text:p text:style-name="P15"/>
      <text:list xml:id="list33486611" text:continue-list="list33489253" text:style-name="WWNum2">
        <text:list-item>
          <text:p text:style-name="P6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1252248835597974976" text:style-name="WWNum7">
              <text:list-item>
                <text:p text:style-name="P13"><text:span text:style-name="T2">h6</text:span>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3510161" text:continue-numbering="true" text:style-name="WWNum7">
              <text:list-item>
                <text:p text:style-name="P13"><text:span text:style-name="T2">ol</text:span>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3506371" text:continue-numbering="true" text:style-name="WWNum7">
              <text:list-item>
                <text:p text:style-name="P13"><text:span text:style-name="T2">hr</text:span>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3506007" text:continue-numbering="true" text:style-name="WWNum7">
              <text:list-item>
                <text:p text:style-name="P13"><text:span text:style-name="T2">p</text:span>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3516431" text:continue-numbering="true" text:style-name="WWNum7">
              <text:list-item>
                <text:p text:style-name="P13"><text:span text:style-name="T2">div</text:span>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3485634" text:continue-numbering="true" text:style-name="WWNum7">
              <text:list-item>
                <text:p text:style-name="P13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3507595" text:continue-numbering="true" text:style-name="WWNum7">
              <text:list-item>
                <text:p text:style-name="P13"><text:span text:style-name="T2">ul</text:span>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><text:bookmark text:name="_GoBack"/></text:p>
          </table:table-cell>
        </table:table-row>
        <table:table-row table:style-name="Table7.1">
          <table:table-cell table:style-name="Table7.A1" office:value-type="string">
            <text:list xml:id="list33515960" text:continue-numbering="true" text:style-name="WWNum7">
              <text:list-item>
                <text:p text:style-name="P13"><text:span text:style-name="T2">table</text:span>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5"/>
      <text:list xml:id="list33499013" text:continue-list="list33486611" text:style-name="WWNum2">
        <text:list-item>
          <text:p text:style-name="P6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5081539852722991208" text:style-name="WWNum8">
              <text:list-item>
                <text:p text:style-name="P14"><text:span text:style-name="T2">dt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3504461" text:continue-numbering="true" text:style-name="WWNum8">
              <text:list-item>
                <text:p text:style-name="P14"><text:span text:style-name="T2">dd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3506909" text:continue-numbering="true" text:style-name="WWNum8">
              <text:list-item>
                <text:p text:style-name="P14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3484081" text:continue-numbering="true" text:style-name="WWNum8">
              <text:list-item>
                <text:p text:style-name="P14"><text:span text:style-name="T2">textarea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3492762" text:continue-numbering="true" text:style-name="WWNum8">
              <text:list-item>
                <text:p text:style-name="P14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3489760" text:continue-numbering="true" text:style-name="WWNum8">
              <text:list-item>
                <text:p text:style-name="P14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3489151" text:continue-numbering="true" text:style-name="WWNum8">
              <text:list-item>
                <text:p text:style-name="P14"><text:span text:style-name="T2">article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3488764" text:continue-numbering="true" text:style-name="WWNum8">
              <text:list-item>
                <text:p text:style-name="P14"><text:span text:style-name="T2">figcaption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3507815" text:continue-numbering="true" text:style-name="WWNum8">
              <text:list-item>
                <text:p text:style-name="P14"><text:span text:style-name="T2">label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PH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PH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 style:writing-mode="lr-tb">
        <style:background-image/>
      </style:paragraph-properties>
      <style:text-properties fo:color="#000000" style:text-position="0% 100%" style:font-name="Calibri" fo:font-size="10pt" fo:language="en" fo:country="US" style:text-underline-style="none" style:font-name-asian="Calibri1" style:font-size-asian="10pt" style:font-name-complex="Calibri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12:10:08</meta:creation-date>
    <meta:initial-creator>tuitt Philippines</meta:initial-creator>
    <dc:date>2017-12-05T13:31:26.40</dc:date>
    <meta:generator>OpenOffice/4.1.2$Win32 OpenOffice.org_project/412m3$Build-9782</meta:generator>
    <meta:document-statistic meta:table-count="8" meta:image-count="0" meta:object-count="0" meta:page-count="4" meta:paragraph-count="147" meta:word-count="513" meta:character-count="3689"/>
    <meta:user-defined meta:name="LinksUpToDate" meta:value-type="boolean">false</meta:user-defined>
    <meta:user-defined meta:name="ScaleCrop" meta:value-type="boolean">false</meta:user-defined>
  </office:meta>
</office:document-meta>
</file>